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83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Single Spectra Acquisition Rate</text:p>
          </table:table-cell>
          <table:table-cell table:style-name="ce1" office:value-type="string" calcext:value-type="string">
            <text:p>Optical Bandwidth</text:p>
          </table:table-cell>
          <table:table-cell table:style-name="ce1" office:value-type="string" calcext:value-type="string">
            <text:p>Spectral Resolution</text:p>
          </table:table-cell>
        </table:table-row>
        <table:table-row table:style-name="ro1">
          <table:table-cell office:value-type="string" calcext:value-type="string">
            <text:p>Ploetz, E. et al., Applied Physics B 87, no. 3 (May 2007): 389–93.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Nandakumar, P, et al., New Journal of Physics 11, no. 3 (March 25, 2009): 033026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wavelengt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Tamamitsu, Miu, et al., Vibrational Spectroscopy 91 (July 2017): 163–69.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Single-shot or 54 avg</text:p>
          </table:table-cell>
          <table:table-cell office:value-type="string" calcext:value-type="string">
            <text:p>4.2 or 7.5 cm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59:56.943634344</meta:creation-date>
    <dc:date>2023-06-30T12:11:16.450392611</dc:date>
    <meta:editing-duration>PT11M14S</meta:editing-duration>
    <meta:editing-cycles>11</meta:editing-cycles>
    <meta:generator>LibreOffice/7.3.7.2$Linux_X86_64 LibreOffice_project/30$Build-2</meta:generator>
    <meta:document-statistic meta:table-count="1" meta:cell-count="13" meta:object-count="0"/>
  </office:meta>
</office:document-meta>
</file>